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9.721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2.395cm"/>
    </style:style>
    <style:style style:name="ro5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2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0.51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="0.51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51pt solid #000000" fo:background-color="#9999cc" fo:border-left="0.51pt solid #000000" fo:padding="0.071cm" fo:border-right="none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51pt solid #000000" fo:border-left="0.51pt solid #000000" fo:padding="0.071cm" fo:border-right="0.06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51pt solid #000000" fo:border-left="0.51pt solid #000000" fo:padding="0.071cm" fo:border-right="none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cff66" fo:border="0.51pt solid #000000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="none" fo:padding="0.071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51pt solid #000000" fo:background-color="#9999cc" fo:border-left="none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51pt solid #000000" fo:border-left="0.06pt solid #000000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51pt solid #000000" fo:border-left="none" fo:padding="0.071cm" fo:border-right="0.51pt solid #000000" fo:border-top="0.51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wrap-option="wrap" fo:border="0.51pt solid #000000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0.51pt solid #000000"/>
      <style:paragraph-properties fo:text-align="end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 fo:border="0.51pt solid #000000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25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fo:padding="0.071cm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251" table:default-cell-style-name="ce4"/>
        <table:table-column table:style-name="co6" table:number-columns-repeated="767" table:default-cell-style-name="ce26"/>
        <table:table-row table:style-name="ro2">
          <table:table-cell/>
          <table:table-cell table:style-name="ce2"/>
          <table:table-cell table:style-name="ce3" office:value-type="string" calcext:value-type="string">
            <text:p>Номенклатура — метизы, оцинкованны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2"/>
          <table:table-cell table:style-name="ce3" office:value-type="string" calcext:value-type="string">
            <text:p>Для полного набора SibRap, версия 1.4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office:value-type="string" calcext:value-type="string">
            <text:p>Прим.: все винты с полукруглой головкой, если не указано другое</text:p>
          </table:table-cell>
          <table:table-cell table:style-name="ce3" table:number-columns-repeated="1021"/>
        </table:table-row>
        <table:table-row table:style-name="ro2">
          <table:table-cell/>
          <table:table-cell table:style-name="ce3" table:number-columns-repeated="1023"/>
        </table:table-row>
        <table:table-row table:style-name="ro2">
          <table:table-cell/>
          <table:table-cell table:style-name="ce3"/>
          <table:table-cell table:style-name="ce10" office:value-type="string" calcext:value-type="string">
            <text:p>Наименование</text:p>
          </table:table-cell>
          <table:table-cell table:style-name="ce10" office:value-type="string" calcext:value-type="string">
            <text:p>Размеры</text:p>
          </table:table-cell>
          <table:table-cell table:style-name="ce10" office:value-type="string" calcext:value-type="string">
            <text:p>Количество</text:p>
          </table:table-cell>
          <table:table-cell table:style-name="ce24"/>
          <table:table-cell table:style-name="ce3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8 x 30</text:p>
          </table:table-cell>
          <table:table-cell table:style-name="ce5" table:formula="of:=[.E48]" office:value-type="float" office:value="2" calcext:value-type="float">
            <text:p>2</text:p>
          </table:table-cell>
          <table:table-cell/>
          <table:table-cell table:style-name="ce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фланцем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5]" office:value-type="float" office:value="42" calcext:value-type="float">
            <text:p>4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E58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8</text:p>
          </table:table-cell>
          <table:table-cell table:style-name="ce5" table:formula="of:=[.B63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 кузовная</text:p>
          </table:table-cell>
          <table:table-cell table:style-name="ce5" office:value-type="string" calcext:value-type="string">
            <text:p>М8 х 30</text:p>
          </table:table-cell>
          <table:table-cell table:style-name="ce5" table:formula="of:=[.B69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25</text:p>
          </table:table-cell>
          <table:table-cell table:style-name="ce5" table:formula="of:=[.B72]+[.B73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цил под шестигранный ключ</text:p>
          </table:table-cell>
          <table:table-cell table:style-name="ce5" office:value-type="string" calcext:value-type="string">
            <text:p>M5 x 35</text:p>
          </table:table-cell>
          <table:table-cell table:style-name="ce5" table:formula="of:=[.B74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50</text:p>
          </table:table-cell>
          <table:table-cell table:style-name="ce5" table:formula="of:=[.B77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5 x 60</text:p>
          </table:table-cell>
          <table:table-cell table:style-name="ce5" table:formula="of:=[.B78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84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5</text:p>
          </table:table-cell>
          <table:table-cell table:style-name="ce5" table:formula="of:=[.B90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 крест с потайной головкой</text:p>
          </table:table-cell>
          <table:table-cell table:style-name="ce5" office:value-type="string" calcext:value-type="string">
            <text:p>M4 x 35</text:p>
          </table:table-cell>
          <table:table-cell table:style-name="ce5" table:formula="of:=[.B9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 с нейлоновой вставкой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98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2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4</text:p>
          </table:table-cell>
          <table:table-cell table:style-name="ce5" table:formula="of:=[.E106]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0</text:p>
          </table:table-cell>
          <table:table-cell table:style-name="ce5" table:formula="of:=[.B129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2</text:p>
          </table:table-cell>
          <table:table-cell table:style-name="ce5" table:formula="of:=[.B130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16</text:p>
          </table:table-cell>
          <table:table-cell table:style-name="ce5" table:formula="of:=[.B131]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0</text:p>
          </table:table-cell>
          <table:table-cell table:style-name="ce5" table:formula="of:=[.B132]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25</text:p>
          </table:table-cell>
          <table:table-cell table:style-name="ce5" table:formula="of:=[.B133]"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, нержавейка</text:p>
          </table:table-cell>
          <table:table-cell table:style-name="ce5" office:value-type="string" calcext:value-type="string">
            <text:p>M3 x 30</text:p>
          </table:table-cell>
          <table:table-cell table:style-name="ce5" table:formula="of:=[.B134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40</text:p>
          </table:table-cell>
          <table:table-cell table:style-name="ce5" table:formula="of:=[.B135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3 x 50</text:p>
          </table:table-cell>
          <table:table-cell table:style-name="ce5" table:formula="of:=[.B136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52]" office:value-type="float" office:value="58" calcext:value-type="float">
            <text:p>58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Шайба</text:p>
          </table:table-cell>
          <table:table-cell table:style-name="ce5" office:value-type="string" calcext:value-type="string">
            <text:p>M3</text:p>
          </table:table-cell>
          <table:table-cell table:style-name="ce5" table:formula="of:=[.B163]"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Винт</text:p>
          </table:table-cell>
          <table:table-cell table:style-name="ce5" office:value-type="string" calcext:value-type="string">
            <text:p>M2 x 12</text:p>
          </table:table-cell>
          <table:table-cell table:style-name="ce5" table:formula="of:=[.B166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 calcext:value-type="string">
            <text:p>Гайка</text:p>
          </table:table-cell>
          <table:table-cell table:style-name="ce5" office:value-type="string" calcext:value-type="string">
            <text:p>M2</text:p>
          </table:table-cell>
          <table:table-cell table:style-name="ce5" table:formula="of:=[.B169]" office:value-type="float" office:value="6" calcext:value-type="float">
            <text:p>6</text:p>
          </table:table-cell>
          <table:table-cell table:number-columns-repeated="1019"/>
        </table:table-row>
        <table:table-row table:style-name="ro2" table:number-rows-repeated="6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12" office:value-type="string" calcext:value-type="string">
            <text:p>Расклад крепеж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number-columns-repeated="3"/>
          <table:table-cell table:style-name="ce19"/>
          <table:table-cell table:style-name="ce2" table:number-columns-repeated="1019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8x30 с полукруглой головкой</text:p>
          </table:table-cell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ремня X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[.B47]*[.D47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/>
          <table:table-cell table:style-name="ce18" office:value-type="string" calcext:value-type="string">
            <text:p>Итого</text:p>
          </table:table-cell>
          <table:table-cell table:style-name="ce2" table:formula="of:=SUM([.E47])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8 с фланцем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шпилек к раме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50]*[.D50]" office:value-type="float" office:value="16" calcext:value-type="float">
            <text:p>16</text:p>
          </table:table-cell>
          <table:table-cell table:style-name="ce2" table:number-columns-repeated="2"/>
          <table:table-cell table:style-name="ce25"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ушек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51]*[.D51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Y и детали part13</text:p>
          </table:table-cell>
          <table:table-cell table:style-name="ce17" office:value-type="float" office:value="6" calcext:value-type="float">
            <text:p>6</text:p>
          </table:table-cell>
          <table:table-cell table:style-name="ce6" table:formula="of:=[.B52]*[.D52]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подшипников X к деталям part14, part15</text:p>
          </table:table-cell>
          <table:table-cell table:style-name="ce17" office:value-type="float" office:value="2" calcext:value-type="float">
            <text:p>2</text:p>
          </table:table-cell>
          <table:table-cell table:style-name="ce6" table:formula="of:=[.B53]*[.D53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ержатель катушки</text:p>
          </table:table-cell>
          <table:table-cell table:style-name="ce17" office:value-type="float" office:value="10" calcext:value-type="float">
            <text:p>10</text:p>
          </table:table-cell>
          <table:table-cell table:style-name="ce6" table:formula="of:=[.B54]*[.D54]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50:.E54])" office:value-type="float" office:value="42" calcext:value-type="float">
            <text:p>42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Гайки М8 обычные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болта с канавкой (в барашек)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57]*[.D57]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57])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обычные M8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19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ля большой шестерни на каретке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0:.B62])" office:value-type="float" office:value="9" calcext:value-type="float">
            <text:p>9</text:p>
          </table:table-cell>
          <table:table-cell table:style-name="ce2" office:value-type="string" calcext:value-type="string">
            <text:p>Итого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кузовные M8x30: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ля шкивов ремня Y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шкива ремня X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ля держателя катушки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2" table:formula="of:=SUM([.B66:.B68])" office:value-type="float" office:value="8" calcext:value-type="float">
            <text:p>8</text:p>
          </table:table-cell>
          <table:table-cell table:style-name="ce2" office:value-type="string" calcext:value-type="string">
            <text:p>Итого</text:p>
          </table:table-cell>
          <table:table-cell table:style-name="ce18"/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внутренним шестигранником:</text:p>
          </table:table-cell>
          <table:table-cell table:style-name="ce18" office:value-type="string" calcext:value-type="string">
            <text:p>Длина, мм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0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 внизу</text:p>
          </table:table-cell>
          <table:table-cell table:style-name="ce17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 вверху</text:p>
          </table:table-cell>
          <table:table-cell table:style-name="ce17" office:value-type="float" office:value="35" calcext:value-type="float">
            <text:p>35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М5 с полукруглой головкой:</text:p>
          </table:table-cell>
          <table:table-cell table:style-name="ce18" office:value-type="string" calcext:value-type="string">
            <text:p>Длина, мм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 вверху</text:p>
          </table:table-cell>
          <table:table-cell table:style-name="ce6" office:value-type="float" office:value="50" calcext:value-type="float">
            <text:p>50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рамы внизу</text:p>
          </table:table-cell>
          <table:table-cell table:style-name="ce20" office:value-type="float" office:value="60" calcext:value-type="float">
            <text:p>60</text:p>
          </table:table-cell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5 нейлон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1:.B83])" office:value-type="float" office:value="16" calcext:value-type="float">
            <text:p>16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5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М5: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Сборка рамы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Z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Держатель катушки, вентилятора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87:.B89])" office:value-type="float" office:value="12" calcext:value-type="float">
            <text:p>12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M4x35 потайная головка: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formula="of:=SUM([.B93:.B94])" office:value-type="float" office:value="6" calcext:value-type="float">
            <text:p>6</text:p>
          </table:table-cell>
          <table:table-cell table:style-name="ce13" office:value-type="string" calcext:value-type="string">
            <text:p>Итого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 нейлон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97]*[.D97]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97])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4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100]*[.D100]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101]*[.D101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100:.E101])" office:value-type="float" office:value="10" calcext:value-type="float">
            <text:p>10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4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Площадка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6" table:formula="of:=[.B104]*[.D104]" office:value-type="float" office:value="12" calcext:value-type="float">
            <text:p>1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17" office:value-type="float" office:value="1" calcext:value-type="float">
            <text:p>1</text:p>
          </table:table-cell>
          <table:table-cell table:style-name="ce6" table:formula="of:=[.B105]*[.D105]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/>
          <table:table-cell table:style-name="ce2" table:number-columns-repeated="2"/>
          <table:table-cell table:style-name="ce18" office:value-type="string" calcext:value-type="string">
            <text:p>Итого</text:p>
          </table:table-cell>
          <table:table-cell table:style-name="ce2" table:formula="of:=SUM([.E104:.E105])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2" office:value-type="string" calcext:value-type="string">
            <text:p>Винты M3:</text:p>
          </table:table-cell>
          <table:table-cell table:style-name="ce21" office:value-type="string" calcext:value-type="string">
            <text:p>Длина, мм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X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Y</text:p>
          </table:table-cell>
          <table:table-cell table:style-name="ce22" office:value-type="float" office:value="12" calcext:value-type="float">
            <text:p>12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моторов Z</text:p>
          </table:table-cell>
          <table:table-cell table:style-name="ce22" office:value-type="float" office:value="20" calcext:value-type="float">
            <text:p>20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мотора экструдера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скобы к мотору экструдера</text:p>
          </table:table-cell>
          <table:table-cell table:style-name="ce22" office:value-type="string" calcext:value-type="string">
            <text:p>40/50 (зависит от мотора)</text:p>
          </table:table-cell>
          <table:table-cell table:style-name="ce21" office:value-type="string" calcext:value-type="string">
            <text:p>кладем оба варианта</text:p>
          </table:table-cell>
          <table:table-cell table:style-name="Default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2" office:value-type="float" office:value="16" calcext:value-type="float">
            <text:p>16</text:p>
          </table:table-cell>
          <table:table-cell table:style-name="Default" table:number-columns-repeated="2"/>
          <table:table-cell table:style-name="ce2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2" office:value-type="float" office:value="16" calcext:value-type="float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направляющих X (упор)</text:p>
          </table:table-cell>
          <table:table-cell table:style-name="ce2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 (сжатие)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2" office:value-type="float" office:value="10" calcext:value-type="float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2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2" office:value-type="float" office:value="40" calcext:value-type="float">
            <text:p>4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2" office:value-type="float" office:value="20" calcext:value-type="float">
            <text:p>20</text:p>
          </table:table-cell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Сборка нагревательного элемента</text:p>
          </table:table-cell>
          <table:table-cell table:style-name="ce22" office:value-type="float" office:value="25" calcext:value-type="float">
            <text:p>25</text:p>
          </table:table-cell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2" table:number-columns-repeated="6"/>
          <table:table-cell table:number-columns-repeated="1017"/>
        </table:table-row>
        <table:table-row table:style-name="ro2">
          <table:table-cell/>
          <table:table-cell table:style-name="ce2"/>
          <table:table-cell table:style-name="ce2" office:value-type="string" calcext:value-type="string">
            <text:p>Кол-во по длинам</text:p>
          </table:table-cell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table:formula="of:=[.B118]+[.B120]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2">
          <table:table-cell/>
          <table:table-cell table:style-name="ce6" table:formula="of:=[.B108]+[.B109]" office:value-type="float" office:value="8" calcext:value-type="float">
            <text:p>8</text:p>
          </table:table-cell>
          <table:table-cell table:style-name="ce6" office:value-type="float" office:value="12" calcext:value-type="float">
            <text:p>12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1]+[.B113]+[.B114]+[.B117]" office:value-type="float" office:value="10" calcext:value-type="float">
            <text:p>10</text:p>
          </table:table-cell>
          <table:table-cell table:style-name="ce6" office:value-type="float" office:value="16" calcext:value-type="float">
            <text:p>16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0]+[.B119]+[.B121]+[.B125]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22]+[.B126]" office:value-type="float" office:value="7" calcext:value-type="float">
            <text:p>7</text:p>
          </table:table-cell>
          <table:table-cell table:style-name="ce6" office:value-type="float" office:value="25" calcext:value-type="float">
            <text:p>25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5]"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2]+[.B124]" office:value-type="float" office:value="3" calcext:value-type="float">
            <text:p>3</text:p>
          </table:table-cell>
          <table:table-cell table:style-name="ce6" office:value-type="float" office:value="40" calcext:value-type="float">
            <text:p>4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table:formula="of:=[.B112]+[.B116]+[.B123]" office:value-type="float" office:value="9" calcext:value-type="float">
            <text:p>9</text:p>
          </table:table-cell>
          <table:table-cell table:style-name="ce6" office:value-type="float" office:value="50" calcext:value-type="float">
            <text:p>50</text:p>
          </table:table-cell>
          <table:table-cell table:style-name="Default" table:number-columns-repeated="2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Default"/>
          <table:table-cell table:style-name="ce2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М3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линейных подшипников в каретк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ремня X со стороны головки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сопла к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головки к каретк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репление вентилятора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Сборка нагревательного элемента</text:p>
          </table:table-cell>
          <table:table-cell table:style-name="ce2"/>
          <table:table-cell table:style-name="ce21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39:.B151])" office:value-type="float" office:value="58" calcext:value-type="float">
            <text:p>58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8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Шайбы M3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Прижим крышечки в головке экструдер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направляющих X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Крепление ножек к площадке стол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пление держателя концевых переключателей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ремня Y к столу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Крепление каретки XZ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тяжитель ремня в столе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Сборка нагревательного элемента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2" table:formula="of:=SUM([.B155:.B162])" office:value-type="float" office:value="45" calcext:value-type="float">
            <text:p>45</text:p>
          </table:table-cell>
          <table:table-cell table:style-name="ce2" office:value-type="string" calcext:value-type="string">
            <text:p>Итого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Винты М2х12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2" office:value-type="string" calcext:value-type="string">
            <text:p>Гайки M2: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Крепление концевых переключателей</text:p>
          </table:table-cell>
          <table:table-cell table:style-name="ce2"/>
          <table:table-cell table:style-name="ce19"/>
          <table:table-cell table:style-name="ce2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Крепеж на сборку блока электроники (мелкий)</text:p>
          </table:table-cell>
          <table:table-cell table:style-name="ce14"/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Винт на крышку корпуса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Скрепление блоков в моноблок: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Стойка 10 мм для скрепления блоков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Винт мелкий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Винт М3х12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Гайка М3</text:p>
          </table:table-cell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Скрепление RAMPS:</text:p>
          </table:table-cell>
          <table:table-cell table:style-name="ce16"/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Стойка 12 мм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Винт М3х20</text:p>
          </table:table-cell>
          <table:table-cell table:number-columns-repeated="1021"/>
        </table:table-row>
        <table:table-row table:style-name="ro2">
          <table:table-cell/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Гайка М3</text:p>
          </table:table-cell>
          <table:table-cell table:number-columns-repeated="1021"/>
        </table:table-row>
        <table:table-row table:style-name="ro2" table:number-rows-repeated="104839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2" table:style-name="ta2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3" table:style-name="ta3">
        <table:table-column table:style-name="co6" table:number-columns-repeated="257" table:default-cell-style-name="ce23"/>
        <table:table-column table:style-name="co6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.00.0000</text:date>, <text:time style:data-style-name="N2" text:time-value="02:34:18.14847208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date>2015-09-17T02:38:36.366580745</dc:date>
    <meta:editing-cycles>78</meta:editing-cycles>
    <meta:editing-duration>PT3H20M9S</meta:editing-duration>
    <meta:generator>LibreOffice/4.2.8.2$Linux_X86_64 LibreOffice_project/420m0$Build-2</meta:generator>
    <meta:print-date>2015-06-15T12:27:44.306218204</meta:print-date>
    <meta:document-statistic meta:table-count="3" meta:cell-count="366" meta:object-count="0"/>
  </office:meta>
</office:document-meta>
</file>